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WHRH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2007-2008</text:p>
          </table:table-cell>
          <table:table-cell table:formula="of:=116+571"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string">
            <text:p>2008-2009</text:p>
          </table:table-cell>
          <table:table-cell table:formula="of:=155+666" office:value-type="float" office:value="821">
            <text:p>821</text:p>
          </table:table-cell>
          <table:table-cell table:number-columns-repeated="2"/>
        </table:table-row>
        <table:table-row table:style-name="ro1">
          <table:table-cell office:value-type="string">
            <text:p>2009-2010</text:p>
          </table:table-cell>
          <table:table-cell table:formula="of:=98+187" office:value-type="float" office:value="285">
            <text:p>28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USNA</text:p>
          </table:table-cell>
          <table:table-cell table:number-columns-repeated="3"/>
        </table:table-row>
        <table:table-row table:style-name="ro1">
          <table:table-cell office:value-type="string">
            <text:p>2005-2006</text:p>
          </table:table-cell>
          <table:table-cell table:formula="of:=1464+836" office:value-type="float" office:value="2300">
            <text:p>2300</text:p>
          </table:table-cell>
          <table:table-cell/>
          <table:table-cell>
            <draw:frame table:end-cell-address="Sheet1.K24" table:end-x="0.8799in" table:end-y="0.1583in" draw:z-index="0" draw:style-name="gr1" svg:width="7.0012in" svg:height="2.6508in" svg:x="0.102in" svg:y="0.0189in">
              <draw:object draw:notify-on-update-of-ranges="Sheet1.A9:Sheet1.A14 Sheet1.A8:Sheet1.A8 Sheet1.B9:Sheet1.B13 Sheet1.A1:Sheet1.A1 Sheet1.B2:Sheet1.B6 Sheet1.A16:Sheet1.A16 Sheet1.B17:Sheet1.B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2006-2007</text:p>
          </table:table-cell>
          <table:table-cell table:formula="of:=1472+1203" office:value-type="float" office:value="2675">
            <text:p>2675</text:p>
          </table:table-cell>
          <table:table-cell table:number-columns-repeated="2"/>
        </table:table-row>
        <table:table-row table:style-name="ro1">
          <table:table-cell office:value-type="string">
            <text:p>2007-2008</text:p>
          </table:table-cell>
          <table:table-cell table:formula="of:=976+952" office:value-type="float" office:value="1928">
            <text:p>1928</text:p>
          </table:table-cell>
          <table:table-cell table:number-columns-repeated="2"/>
        </table:table-row>
        <table:table-row table:style-name="ro1">
          <table:table-cell office:value-type="string">
            <text:p>2008-2009</text:p>
          </table:table-cell>
          <table:table-cell table:formula="of:=608+365" office:value-type="float" office:value="973">
            <text:p>973</text:p>
          </table:table-cell>
          <table:table-cell table:number-columns-repeated="2"/>
        </table:table-row>
        <table:table-row table:style-name="ro1">
          <table:table-cell office:value-type="string">
            <text:p>2009-2010</text:p>
          </table:table-cell>
          <table:table-cell table:formula="of:=573+669" office:value-type="float" office:value="1242">
            <text:p>1242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. Anselm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2009-2010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31">
            <text:p>23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2:3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tt van de Sande</meta:initial-creator>
    <meta:creation-date>2012-07-07T21:08:35</meta:creation-date>
    <dc:date>2012-07-09T12:32:55</dc:date>
    <dc:creator>Brett van de Sande</dc:creator>
    <meta:editing-duration>P1DT15H8M49S</meta:editing-duration>
    <meta:editing-cycles>4</meta:editing-cycles>
    <meta:generator>OpenOffice.org/3.3$Unix OpenOffice.org_project/330m20$Build-9567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4cm" svg:height="6.734cm" xlink:href=".." xlink:type="simple" chart:class="chart:bar" chart:style-name="ch1">
        <chart:title svg:x="4.887cm" svg:y="0.932cm" chart:style-name="ch2">
          <text:p>Usage of Andes (partial list of courses)</text:p>
        </chart:title>
        <chart:legend chart:legend-position="end" svg:x="15.116cm" svg:y="3.453cm" chart:style-name="ch3"/>
        <chart:plot-area chart:style-name="ch4" table:cell-range-address="Sheet1.A8:Sheet1.A14 Sheet1.B9:Sheet1.B13 Sheet1.A1:Sheet1.A1 Sheet1.B2:Sheet1.B6 Sheet1.A16:Sheet1.A16 Sheet1.B17:Sheet1.B22" chart:data-source-has-labels="both" svg:x="1.346cm" svg:y="1.461cm" svg:width="13.241cm" svg:height="4.719cm">
          <chartooo:coordinate-region svg:x="2.366cm" svg:y="1.66cm" svg:width="12.221cm" svg:height="3.874cm"/>
          <chart:axis chart:dimension="x" chart:name="primary-x" chart:style-name="ch5">
            <chart:categories table:cell-range-address="Sheet1.A9:Sheet1.A14"/>
          </chart:axis>
          <chart:axis chart:dimension="y" chart:name="primary-y" chart:style-name="ch6">
            <chart:title svg:x="0.451cm" svg:y="5.264cm" chart:style-name="ch7">
              <text:p>Total Usage (hours)</text:p>
            </chart:title>
            <chart:grid chart:style-name="ch8" chart:class="major"/>
          </chart:axis>
          <chart:series chart:style-name="ch9" chart:values-cell-range-address="Sheet1.B9:Sheet1.B13" chart:label-cell-address="Sheet1.A8:Sheet1.A8" chart:class="chart:bar">
            <chart:data-point chart:repeated="5"/>
          </chart:series>
          <chart:series chart:style-name="ch10" chart:values-cell-range-address="Sheet1.B2:Sheet1.B6" chart:label-cell-address="Sheet1.A1:Sheet1.A1" chart:class="chart:bar">
            <chart:data-point chart:repeated="5"/>
          </chart:series>
          <chart:series chart:style-name="ch11" chart:values-cell-range-address="Sheet1.B17:Sheet1.B22" chart:label-cell-address="Sheet1.A16:Sheet1.A1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NA</text:p>
                <draw:g>
                  <svg:desc>Sheet1.A8:Sheet1.A8</svg:desc>
                </draw:g>
              </table:table-cell>
              <table:table-cell office:value-type="string">
                <text:p>WHRHS</text:p>
                <draw:g>
                  <svg:desc>Sheet1.A1:Sheet1.A1</svg:desc>
                </draw:g>
              </table:table-cell>
              <table:table-cell office:value-type="string">
                <text:p>St. Anselm</text:p>
                <draw:g>
                  <svg:desc>Sheet1.A16:Sheet1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5-2006</text:p>
                <draw:g>
                  <svg:desc>Sheet1.A9:Sheet1.A14</svg:desc>
                </draw:g>
              </table:table-cell>
              <table:table-cell office:value-type="float" office:value="2300">
                <text:p>2300</text:p>
                <draw:g>
                  <svg:desc>Sheet1.B9:Sheet1.B13</svg:desc>
                </draw:g>
              </table:table-cell>
              <table:table-cell office:value-type="float" office:value="NaN">
                <text:p>NaN</text:p>
                <draw:g>
                  <svg:desc>Sheet1.B2:Sheet1.B6</svg:desc>
                </draw:g>
              </table:table-cell>
              <table:table-cell office:value-type="float" office:value="NaN">
                <text:p>NaN</text:p>
                <draw:g>
                  <svg:desc>Sheet1.B17:Sheet1.B22</svg:desc>
                </draw:g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2675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1928">
                <text:p>1928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973">
                <text:p>973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1242">
                <text:p>1242</text:p>
              </table:table-cell>
              <table:table-cell office:value-type="float" office:value="285">
                <text:p>28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